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map style:condition="cell-content()=1" style:apply-style-name="noir" style:base-cell-address="Feuille1.A1"/>
    </style:style>
    <style:style style:name="ce2" style:family="table-cell" style:parent-style-name="Default">
      <style:map style:condition="cell-content()=1" style:apply-style-name="noir" style:base-cell-address="Feuille1.A1"/>
      <style:map style:condition="cell-content()=2" style:apply-style-name="rouge" style:base-cell-address="Feuille1.A1"/>
      <style:map style:condition="cell-content()=3" style:apply-style-name="jaune" style:base-cell-address="Feuille1.A1"/>
      <style:map style:condition="cell-content()=4" style:apply-style-name="bleu" style:base-cell-address="Feuille1.A1"/>
      <style:map style:condition="cell-content()=5" style:apply-style-name="vert" style:base-cell-address="Feuille1.A1"/>
      <style:map style:condition="cell-content()=6" style:apply-style-name="violet" style:base-cell-address="Feuille1.A1"/>
      <style:map style:condition="cell-content()=7" style:apply-style-name="rose" style:base-cell-address="Feuille1.A1"/>
      <style:map style:condition="cell-content()=8" style:apply-style-name="marron" style:base-cell-address="Feuille1.A1"/>
      <style:map style:condition="cell-content()=9" style:apply-style-name="cyan" style:base-cell-address="Feuille1.A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52" table:default-cell-style-name="ce6"/>
        <table:table-column table:style-name="co1" table:number-columns-repeated="134" table:default-cell-style-name="ce2"/>
        <table:table-column table:style-name="co1" table:number-columns-repeated="15682" table:default-cell-style-name="Default"/>
        <table:table-row table:style-name="ro1">
          <table:table-cell table:number-columns-repeated="552" office:value-type="float" office:value="0" calcext:value-type="float">
            <text:p>0</text:p>
          </table:table-cell>
          <table:table-cell table:style-name="Default" table:number-columns-repeated="134"/>
          <table:table-cell table:number-columns-repeated="15682"/>
        </table:table-row>
        <table:table-row table:style-name="ro2">
          <table:table-cell table:number-columns-repeated="332" office:value-type="float" office:value="0" calcext:value-type="float">
            <text:p>0</text:p>
          </table:table-cell>
          <table:table-cell table:number-columns-repeated="58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3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20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2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2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9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7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7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9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7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0" office:value-type="float" office:value="0" calcext:value-type="float">
            <text:p>0</text:p>
          </table:table-cell>
          <table:table-cell table:number-columns-repeated="3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7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6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76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4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2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44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2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2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9"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6" office:value-type="float" office:value="3" calcext:value-type="float">
            <text:p>3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5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5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59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1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5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5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159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160"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152" office:value-type="float" office:value="1" calcext:value-type="float">
            <text:p>1</text:p>
          </table:table-cell>
          <table:table-cell table:number-columns-repeated="15816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table:number-columns-repeated="43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121" office:value-type="float" office:value="1" calcext:value-type="float">
            <text:p>1</text:p>
          </table:table-cell>
          <table:table-cell table:number-columns-repeated="431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2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>
          <table:table-cell table:number-columns-repeated="552" office:value-type="float" office:value="0" calcext:value-type="float">
            <text:p>0</text:p>
          </table:table-cell>
          <table:table-cell table:number-columns-repeated="15816"/>
        </table:table-row>
        <table:table-row table:style-name="ro3" table:number-rows-repeated="50">
          <table:table-cell table:style-name="Default" table:number-columns-repeated="11"/>
          <table:table-cell table:style-name="ce2" table:number-columns-repeated="541"/>
          <table:table-cell table:number-columns-repeated="15816"/>
        </table:table-row>
        <table:table-row table:style-name="ro3">
          <table:table-cell table:style-name="Default" table:number-columns-repeated="11"/>
          <table:table-cell table:style-name="ce2" table:number-columns-repeated="541"/>
          <table:table-cell table:number-columns-repeated="15816"/>
        </table:table-row>
        <calcext:conditional-formats>
          <calcext:conditional-format calcext:target-range-address="Feuille1.GE36:Feuille1.HR39 Feuille1.AT24:Feuille1.EC24 Feuille1.ED24:Feuille1.ES33 Feuille1.ET24:Feuille1.FB32 Feuille1.FC30:Feuille1.FV32 Feuille1.FC24:Feuille1.FW29 Feuille1.HW21:Feuille1.IB22 Feuille1.GU20:Feuille1.GW25 Feuille1.FX26:Feuille1.GW27 Feuille1.GZ15:Feuille1.IB16 Feuille1.GT12:Feuille1.IB14 Feuille1.FX24:Feuille1.GJ25 Feuille1.GT15:Feuille1.GT22 Feuille1.GK19:Feuille1.GM24 Feuille1.GP12:Feuille1.GS22 Feuille1.GG10:Feuille1.GJ20 Feuille1.GO12:Feuille1.GO16 Feuille1.GN19:Feuille1.GO22 Feuille1.GK10:Feuille1.GR10 Feuille1.GK17:Feuille1.GO18 Feuille1.GK11:Feuille1.GN16 Feuille1.GE21:Feuille1.GJ22 Feuille1.FW30:Feuille1.GH33 Feuille1.FX28:Feuille1.GH29 Feuille1.GN28:Feuille1.GW30 Feuille1.GI28:Feuille1.GM33 Feuille1.DR34:Feuille1.FY35 Feuille1.FZ34:Feuille1.GD39 Feuille1.GK23:Feuille1.GT25 Feuille1.HX23:Feuille1.IB35 Feuille1.AU10:Feuille1.GF22 Feuille1.GO11:Feuille1.GR11 Feuille1.GX20:Feuille1.GZ20 Feuille1.GU15:Feuille1.GY19 Feuille1.HA17:Feuille1.IB20 Feuille1.GZ17:Feuille1.GZ19 Feuille1.AU23:Feuille1.GJ23 Feuille1.GS10:Feuille1.IB11 Feuille1.HW47:Feuille1.IA51 Feuille1.K10:Feuille1.N15 Feuille1.HW36:Feuille1.IB37 Feuille1.HW23:Feuille1.HW30 Feuille1.L47:Feuille1.HV70 Feuille1.HS36:Feuille1.HV44 Feuille1.GX21:Feuille1.HV30 Feuille1.GE34:Feuille1.HW35 Feuille1.ET33:Feuille1.FV33 Feuille1.GN31:Feuille1.HW33 Feuille1.AA35:Feuille1.DP35 Feuille1.DQ25:Feuille1.DQ35 Feuille1.L16:Feuille1.N39 Feuille1.K16:Feuille1.K70 Feuille1.L45:Feuille1.IA46 Feuille1.A1:Feuille1.J70 Feuille1.NB21:Feuille1.NN22 Feuille1.NE16:Feuille1.NJ20 Feuille1.NB18:Feuille1.ND20 Feuille1.MW18:Feuille1.NA23 Feuille1.MO18:Feuille1.MV29 Feuille1.LV12:Feuille1.LY17 Feuille1.MO16:Feuille1.ND17 Feuille1.LZ12:Feuille1.NJ13 Feuille1.K6:Feuille1.MF7 Feuille1.NO21:Feuille1.NR22 Feuille1.NB23:Feuille1.NL23 Feuille1.MW24:Feuille1.NL29 Feuille1.NM23:Feuille1.NN29 Feuille1.IC10:Feuille1.LU37 Feuille1.AT10:Feuille1.AT23 Feuille1.L40:Feuille1.HR44 Feuille1.AA36:Feuille1.FY39 Feuille1.AT25:Feuille1.DP34 Feuille1.DR25:Feuille1.EC33 Feuille1.AA10:Feuille1.AS34 Feuille1.O10:Feuille1.Z39 Feuille1.K1:Feuille1.RL1 Feuille1.NS21:Feuille1.RL21 Feuille1.NK12:Feuille1.RL20 Feuille1.NO22:Feuille1.RL29 Feuille1.RM1:Feuille1.UF70 Feuille1.LV18:Feuille1.MM37 Feuille1.LZ14:Feuille1.MM17 Feuille1.MO14:Feuille1.NJ15 Feuille1.HW52:Feuille1.MM70 Feuille1.IB45:Feuille1.MM51 Feuille1.HW38:Feuille1.MM44 Feuille1.MN14:Feuille1.MN70 Feuille1.K2:Feuille1.QC5 Feuille1.LV10:Feuille1.QC11 Feuille1.K7:Feuille1.QC9 Feuille1.MG6:Feuille1.QC6 Feuille1.QD3:Feuille1.QI5 Feuille1.QD2:Feuille1.QH4 Feuille1.QD2:Feuille1.QD2 Feuille1.QD6:Feuille1.QM11 Feuille1.QE2:Feuille1.QH5 Feuille1.QN2:Feuille1.RL11 Feuille1.MO30:Feuille1.RL70">
            <calcext:condition calcext:apply-style-name="noir" calcext:value="=1" calcext:base-cell-address="Feuille1.A1"/>
          </calcext:conditional-format>
          <calcext:conditional-format calcext:target-range-address="Feuille1.GE35:Feuille1.GK39 Feuille1.UG71:Feuille1.ZJ121 Feuille1.AT24:Feuille1.EC24 Feuille1.ED24:Feuille1.ES33 Feuille1.ET24:Feuille1.FB32 Feuille1.FC30:Feuille1.FV32 Feuille1.FC24:Feuille1.FW29 Feuille1.GL36:Feuille1.HR36 Feuille1.GU20:Feuille1.GW25 Feuille1.FX26:Feuille1.GW27 Feuille1.FX24:Feuille1.GJ25 Feuille1.GT15:Feuille1.GT22 Feuille1.GK19:Feuille1.GM24 Feuille1.GP12:Feuille1.GS22 Feuille1.GG10:Feuille1.GJ20 Feuille1.GO12:Feuille1.GO16 Feuille1.GN19:Feuille1.GO22 Feuille1.GK10:Feuille1.GR10 Feuille1.GK17:Feuille1.GO18 Feuille1.GK11:Feuille1.GN16 Feuille1.GE21:Feuille1.GJ22 Feuille1.FW30:Feuille1.GH33 Feuille1.FX28:Feuille1.GH29 Feuille1.GN28:Feuille1.GW30 Feuille1.GI28:Feuille1.GM33 Feuille1.DR34:Feuille1.FY35 Feuille1.FZ34:Feuille1.GD39 Feuille1.GK23:Feuille1.GT25 Feuille1.AU10:Feuille1.GF22 Feuille1.GO11:Feuille1.GR11 Feuille1.GX20:Feuille1.GZ20 Feuille1.GU15:Feuille1.GY19 Feuille1.GZ17:Feuille1.GZ19 Feuille1.AU23:Feuille1.GJ23 Feuille1.HW21:Feuille1.IB22 Feuille1.GZ15:Feuille1.IB16 Feuille1.GT12:Feuille1.IB14 Feuille1.HX23:Feuille1.IB35 Feuille1.HA17:Feuille1.IB20 Feuille1.UG2:Feuille1.ZJ70 Feuille1.L41:Feuille1.HR46 Feuille1.HF37:Feuille1.HR40 Feuille1.GS10:Feuille1.IB11 Feuille1.K10:Feuille1.N15 Feuille1.L40:Feuille1.HE40 Feuille1.GL37:Feuille1.HE39 Feuille1.HW23:Feuille1.HW30 Feuille1.HS36:Feuille1.IB46 Feuille1.L47:Feuille1.HV121 Feuille1.GX21:Feuille1.HV30 Feuille1.GL35:Feuille1.HW35 Feuille1.ET33:Feuille1.FV33 Feuille1.GN31:Feuille1.HW33 Feuille1.GE34:Feuille1.HW34 Feuille1.AA35:Feuille1.DP35 Feuille1.DQ25:Feuille1.DQ35 Feuille1.L16:Feuille1.N39 Feuille1.K16:Feuille1.K70 Feuille1.A1:Feuille1.J70 Feuille1.NB21:Feuille1.NN22 Feuille1.NE16:Feuille1.NJ20 Feuille1.NB18:Feuille1.ND20 Feuille1.MW18:Feuille1.NA23 Feuille1.MO18:Feuille1.MV29 Feuille1.LV12:Feuille1.LY17 Feuille1.MO16:Feuille1.ND17 Feuille1.LZ12:Feuille1.NJ13 Feuille1.K6:Feuille1.MF7 Feuille1.NO21:Feuille1.NR22 Feuille1.NB23:Feuille1.NL23 Feuille1.MW24:Feuille1.NL29 Feuille1.NM23:Feuille1.NN29 Feuille1.IC10:Feuille1.LU37 Feuille1.AT10:Feuille1.AT23 Feuille1.AA36:Feuille1.FY39 Feuille1.AT25:Feuille1.DP34 Feuille1.DR25:Feuille1.EC33 Feuille1.AA10:Feuille1.AS34 Feuille1.O10:Feuille1.Z39 Feuille1.K1:Feuille1.RL1 Feuille1.NS21:Feuille1.RL21 Feuille1.NK12:Feuille1.RL20 Feuille1.NO22:Feuille1.RL29 Feuille1.RM1:Feuille1.TY70 Feuille1.LV18:Feuille1.MM37 Feuille1.LZ14:Feuille1.MM17 Feuille1.MO14:Feuille1.NJ15 Feuille1.HW47:Feuille1.MM70 Feuille1.IC38:Feuille1.MM46 Feuille1.MN14:Feuille1.MN70 Feuille1.HW71:Feuille1.TY121 Feuille1.TZ1:Feuille1.UF121 Feuille1.K2:Feuille1.QC5 Feuille1.LV10:Feuille1.QC11 Feuille1.K7:Feuille1.QC9 Feuille1.MG6:Feuille1.QC6 Feuille1.QD3:Feuille1.QI5 Feuille1.QD2:Feuille1.QH4 Feuille1.QD2:Feuille1.QD2 Feuille1.QD6:Feuille1.QM11 Feuille1.QE2:Feuille1.QH5 Feuille1.QN2:Feuille1.RL11 Feuille1.MO30:Feuille1.RL70">
            <calcext:condition calcext:apply-style-name="noir" calcext:value="=1" calcext:base-cell-address="Feuille1.A1"/>
            <calcext:condition calcext:apply-style-name="rouge" calcext:value="=2" calcext:base-cell-address="Feuille1.A1"/>
            <calcext:condition calcext:apply-style-name="jaune" calcext:value="=3" calcext:base-cell-address="Feuille1.A1"/>
            <calcext:condition calcext:apply-style-name="bleu" calcext:value="=4" calcext:base-cell-address="Feuille1.A1"/>
            <calcext:condition calcext:apply-style-name="vert" calcext:value="=5" calcext:base-cell-address="Feuille1.A1"/>
            <calcext:condition calcext:apply-style-name="violet" calcext:value="=6" calcext:base-cell-address="Feuille1.A1"/>
            <calcext:condition calcext:apply-style-name="rose" calcext:value="=7" calcext:base-cell-address="Feuille1.A1"/>
            <calcext:condition calcext:apply-style-name="marron" calcext:value="=8" calcext:base-cell-address="Feuille1.A1"/>
            <calcext:condition calcext:apply-style-name="cyan" calcext:value="=9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ir" style:family="table-cell" style:parent-style-name="Default">
      <style:table-cell-properties fo:background-color="#000000"/>
    </style:style>
    <style:style style:name="Sans_20_nom1" style:display-name="Sans nom1" style:family="table-cell" style:parent-style-name="Default">
      <style:table-cell-properties fo:background-color="#ff0000"/>
    </style:style>
    <style:style style:name="jaune" style:family="table-cell" style:parent-style-name="Default">
      <style:table-cell-properties fo:background-color="#ffff00"/>
    </style:style>
    <style:style style:name="bleu" style:family="table-cell" style:parent-style-name="Default">
      <style:table-cell-properties fo:background-color="#2a6099"/>
    </style:style>
    <style:style style:name="vert" style:family="table-cell" style:parent-style-name="Default">
      <style:table-cell-properties fo:background-color="#bbe33d"/>
    </style:style>
    <style:style style:name="violet" style:family="table-cell" style:parent-style-name="Default">
      <style:table-cell-properties fo:background-color="#800080"/>
    </style:style>
    <style:style style:name="rose" style:family="table-cell" style:parent-style-name="Default">
      <style:table-cell-properties fo:background-color="#ffa6a6"/>
    </style:style>
    <style:style style:name="marron" style:family="table-cell" style:parent-style-name="Default">
      <style:table-cell-properties fo:background-color="#813709"/>
    </style:style>
    <style:style style:name="cyan" style:family="table-cell" style:parent-style-name="Default">
      <style:table-cell-properties fo:background-color="#b4c7dc"/>
    </style:style>
    <style:style style:name="roug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02:33:53.1909353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8:09.270923362</meta:creation-date>
    <dc:date>2023-09-22T02:36:35.230247401</dc:date>
    <meta:editing-duration>PT11H36M12S</meta:editing-duration>
    <meta:editing-cycles>139</meta:editing-cycles>
    <meta:generator>LibreOffice/7.6.1.2$MacOSX_AARCH64 LibreOffice_project/f5defcebd022c5bc36bbb79be232cb6926d8f674</meta:generator>
    <meta:document-statistic meta:table-count="1" meta:cell-count="38640" meta:object-count="0"/>
  </office:meta>
</office:document-meta>
</file>